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Inhopg1" style:family="paragraph">
      <style:paragraph-properties>
        <style:tab-stops>
          <style:tab-stop style:type="right" style:leader-style="dotted" style:leader-text="." style:position="6.6854in"/>
        </style:tab-stops>
      </style:paragraph-properties>
    </style:style>
    <style:style style:name="P7" style:parent-style-name="Inhopg1" style:family="paragraph">
      <style:paragraph-properties>
        <style:tab-stops>
          <style:tab-stop style:type="right" style:leader-style="dotted" style:leader-text="." style:position="6.6854in"/>
        </style:tab-stops>
      </style:paragraph-properties>
    </style:style>
    <style:style style:name="P8" style:parent-style-name="Inhopg1" style:family="paragraph">
      <style:paragraph-properties>
        <style:tab-stops>
          <style:tab-stop style:type="right" style:leader-style="dotted" style:leader-text="." style:position="6.6854in"/>
        </style:tab-stops>
      </style:paragraph-properties>
    </style:style>
    <style:style style:name="P9" style:parent-style-name="Inhopg2" style:family="paragraph">
      <style:paragraph-properties>
        <style:tab-stops>
          <style:tab-stop style:type="right" style:leader-style="dotted" style:leader-text="." style:position="6.5187in"/>
        </style:tab-stops>
      </style:paragraph-properties>
    </style:style>
    <style:style style:name="P10" style:parent-style-name="Inhopg2" style:family="paragraph">
      <style:paragraph-properties>
        <style:tab-stops>
          <style:tab-stop style:type="right" style:leader-style="dotted" style:leader-text="." style:position="6.5187in"/>
        </style:tab-stops>
      </style:paragraph-properties>
    </style:style>
    <style:style style:name="P11" style:parent-style-name="Inhopg2" style:family="paragraph">
      <style:paragraph-properties>
        <style:tab-stops>
          <style:tab-stop style:type="right" style:leader-style="dotted" style:leader-text="." style:position="6.5187in"/>
        </style:tab-stops>
      </style:paragraph-properties>
    </style:style>
    <style:style style:name="P12" style:parent-style-name="Inhopg2" style:family="paragraph">
      <style:paragraph-properties>
        <style:tab-stops>
          <style:tab-stop style:type="right" style:leader-style="dotted" style:leader-text="." style:position="6.5187in"/>
        </style:tab-stops>
      </style:paragraph-properties>
    </style:style>
    <style:style style:name="P13" style:parent-style-name="Inhopg2" style:family="paragraph">
      <style:paragraph-properties>
        <style:tab-stops>
          <style:tab-stop style:type="right" style:leader-style="dotted" style:leader-text="." style:position="6.5187in"/>
        </style:tab-stops>
      </style:paragraph-properties>
    </style:style>
    <style:style style:name="P14" style:parent-style-name="Inhopg1" style:family="paragraph">
      <style:paragraph-properties>
        <style:tab-stops>
          <style:tab-stop style:type="right" style:leader-style="dotted" style:leader-text="." style:position="6.6854in"/>
        </style:tab-stops>
      </style:paragraph-properties>
    </style:style>
    <style:style style:name="P15" style:parent-style-name="Inhopg2" style:family="paragraph">
      <style:paragraph-properties>
        <style:tab-stops>
          <style:tab-stop style:type="right" style:leader-style="dotted" style:leader-text="." style:position="6.5187in"/>
        </style:tab-stops>
      </style:paragraph-properties>
    </style:style>
    <style:style style:name="P16" style:parent-style-name="Inhopg2" style:family="paragraph">
      <style:paragraph-properties>
        <style:tab-stops>
          <style:tab-stop style:type="right" style:leader-style="dotted" style:leader-text="." style:position="6.5187in"/>
        </style:tab-stops>
      </style:paragraph-properties>
    </style:style>
    <style:style style:name="P17" style:parent-style-name="Inhopg2" style:family="paragraph">
      <style:paragraph-properties>
        <style:tab-stops>
          <style:tab-stop style:type="right" style:leader-style="dotted" style:leader-text="." style:position="6.5187in"/>
        </style:tab-stops>
      </style:paragraph-properties>
    </style:style>
    <style:style style:name="P18" style:parent-style-name="Inhopg2" style:family="paragraph">
      <style:paragraph-properties>
        <style:tab-stops>
          <style:tab-stop style:type="right" style:leader-style="dotted" style:leader-text="." style:position="6.5187in"/>
        </style:tab-stops>
      </style:paragraph-properties>
    </style:style>
    <style:style style:name="P19" style:parent-style-name="Inhopg2" style:family="paragraph">
      <style:paragraph-properties>
        <style:tab-stops>
          <style:tab-stop style:type="right" style:leader-style="dotted" style:leader-text="." style:position="6.5187in"/>
        </style:tab-stops>
      </style:paragraph-properties>
    </style:style>
    <style:style style:name="P20" style:parent-style-name="Inhopg1" style:family="paragraph">
      <style:paragraph-properties>
        <style:tab-stops>
          <style:tab-stop style:type="right" style:leader-style="dotted" style:leader-text="." style:position="6.6854in"/>
        </style:tab-stops>
      </style:paragraph-properties>
    </style:style>
    <style:style style:name="P21" style:parent-style-name="Standard" style:family="paragraph">
      <style:paragraph-properties fo:text-align="center"/>
    </style:style>
    <style:style style:name="P22" style:parent-style-name="Standaard" style:family="paragraph">
      <style:paragraph-properties fo:break-before="page"/>
    </style:style>
    <style:style style:name="P23" style:parent-style-name="Standard" style:family="paragraph"/>
    <style:style style:name="P24" style:parent-style-name="Standard" style:family="paragraph"/>
    <style:style style:name="P25" style:parent-style-name="Standard" style:family="paragraph"/>
    <style:style style:name="T26" style:parent-style-name="Standaardalinea-lettertype" style:family="text">
      <style:text-properties fo:font-style="italic" style:font-style-asian="italic" style:font-style-complex="italic"/>
    </style:style>
    <style:style style:name="P27" style:parent-style-name="Standaard" style:family="paragraph">
      <style:paragraph-properties fo:break-before="page"/>
    </style:style>
    <style:style style:name="P28" style:parent-style-name="Framecontents" style:family="paragraph">
      <style:text-properties style:font-name="Courier New" style:font-size-complex="10pt"/>
    </style:style>
    <style:style style:name="T29" style:parent-style-name="Standaardalinea-lettertype" style:family="text">
      <style:text-properties fo:font-style="italic" style:font-style-asian="italic" style:font-style-complex="italic"/>
    </style:style>
    <style:style style:name="T30" style:parent-style-name="Standaardalinea-lettertype" style:family="text">
      <style:text-properties fo:font-style="italic" style:font-style-asian="italic" style:font-style-complex="italic"/>
    </style:style>
    <style:style style:name="T31" style:parent-style-name="Voetnootmarkering" style:family="text">
      <style:text-properties fo:font-style="italic" style:font-style-asian="italic" style:font-style-complex="italic"/>
    </style:style>
    <style:style style:name="T32" style:parent-style-name="Standaardalinea-lettertype" style:family="text">
      <style:text-properties style:font-name="Verdana"/>
    </style:style>
    <style:style style:name="T33" style:parent-style-name="Standaardalinea-lettertype" style:family="text">
      <style:text-properties style:font-name="Verdana" fo:font-size="8pt" style:font-size-asian="8pt" style:font-size-complex="8pt" fo:language="en" fo:country="US"/>
    </style:style>
    <style:style style:name="P34" style:parent-style-name="Framecontents" style:family="paragraph">
      <style:text-properties style:font-name="Courier New" style:font-size-complex="10pt"/>
    </style:style>
    <style:style style:name="P35" style:parent-style-name="Framecontents" style:family="paragraph">
      <style:text-properties style:font-name="Courier New" style:font-size-complex="10pt"/>
    </style:style>
    <style:style style:name="T36" style:parent-style-name="Standaardalinea-lettertype" style:family="text">
      <style:text-properties fo:font-style="italic" style:font-style-asian="italic" style:font-style-complex="italic"/>
    </style:style>
    <style:style style:name="P37" style:parent-style-name="Framecontents" style:family="paragraph">
      <style:text-properties style:font-name="Courier New" style:font-size-complex="10pt"/>
    </style:style>
    <style:style style:name="P38" style:parent-style-name="Framecontents" style:family="paragraph">
      <style:text-properties style:font-name="Courier New" style:font-size-complex="10pt"/>
    </style:style>
    <style:style style:name="P39" style:parent-style-name="Framecontents" style:family="paragraph">
      <style:text-properties style:font-name="Courier New" style:font-size-complex="10pt"/>
    </style:style>
    <style:style style:name="P40" style:parent-style-name="Framecontents" style:family="paragraph">
      <style:text-properties style:font-name="Courier New" style:font-size-complex="10pt"/>
    </style:style>
    <style:style style:name="T41" style:parent-style-name="Standaardalinea-lettertype" style:family="text">
      <style:text-properties fo:font-style="italic" style:font-style-asian="italic" style:font-style-complex="italic"/>
    </style:style>
    <style:style style:name="T42" style:parent-style-name="Standaardalinea-lettertype" style:family="text">
      <style:text-properties fo:font-style="italic" style:font-style-asian="italic" style:font-style-complex="italic"/>
    </style:style>
    <style:style style:name="P43" style:parent-style-name="Framecontents" style:family="paragraph">
      <style:text-properties style:font-name="Courier New" style:font-size-complex="10pt"/>
    </style:style>
    <style:style style:name="P44" style:parent-style-name="Framecontents" style:family="paragraph">
      <style:text-properties style:font-name="Courier New" style:font-size-complex="10pt"/>
    </style:style>
    <style:style style:name="P45" style:parent-style-name="Framecontents" style:family="paragraph">
      <style:text-properties style:font-name="Courier New" style:font-size-complex="10pt"/>
    </style:style>
    <style:style style:name="P46" style:parent-style-name="Framecontents" style:family="paragraph">
      <style:text-properties style:font-name="Courier New" style:font-size-complex="10pt"/>
    </style:style>
    <style:style style:name="T47" style:parent-style-name="Standaardalinea-lettertype" style:family="text">
      <style:text-properties fo:font-style="italic" style:font-style-asian="italic" style:font-style-complex="italic"/>
    </style:style>
    <style:style style:name="P48" style:parent-style-name="Standard" style:family="paragraph">
      <style:text-properties style:font-size-complex="10pt"/>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text-properties style:font-size-complex="10pt"/>
    </style:style>
    <style:style style:name="P54" style:parent-style-name="Standard" style:family="paragraph">
      <style:text-properties style:font-size-complex="10pt"/>
    </style:style>
    <style:style style:name="P55" style:parent-style-name="Standard" style:family="paragraph">
      <style:text-properties style:font-size-complex="10pt"/>
    </style:style>
    <style:style style:name="P56" style:parent-style-name="Framecontents" style:family="paragraph">
      <style:text-properties style:font-name="Courier New" style:font-size-complex="10pt"/>
    </style:style>
    <style:style style:name="P57" style:parent-style-name="Framecontents" style:family="paragraph">
      <style:text-properties style:font-name="Courier New" style:font-size-complex="10pt"/>
    </style:style>
    <style:style style:name="P58" style:parent-style-name="Framecontents" style:family="paragraph">
      <style:text-properties style:font-name="Courier New" style:font-size-complex="10pt"/>
    </style:style>
    <style:style style:name="P59" style:parent-style-name="Standard" style:family="paragraph">
      <style:text-properties style:font-size-complex="10pt"/>
    </style:style>
    <style:style style:name="P60" style:parent-style-name="Standard" style:family="paragraph">
      <style:text-properties style:font-size-complex="10pt"/>
    </style:style>
    <style:style style:name="P61" style:parent-style-name="Standard" style:family="paragraph">
      <style:text-properties style:font-size-complex="10pt"/>
    </style:style>
    <style:style style:name="T62" style:parent-style-name="Standaardalinea-lettertype" style:family="text">
      <style:text-properties style:font-size-complex="10pt"/>
    </style:style>
    <style:style style:name="T63" style:parent-style-name="Standaardalinea-lettertype" style:family="text">
      <style:text-properties fo:font-style="italic" style:font-style-asian="italic" style:font-style-complex="italic" style:font-size-complex="10pt"/>
    </style:style>
    <style:style style:name="T64" style:parent-style-name="Standaardalinea-lettertype" style:family="text">
      <style:text-properties style:font-size-complex="10pt"/>
    </style:style>
    <style:style style:name="T65" style:parent-style-name="Standaardalinea-lettertype" style:family="text">
      <style:text-properties style:font-size-complex="10pt"/>
    </style:style>
    <style:style style:name="T66" style:parent-style-name="Standaardalinea-lettertype" style:family="text">
      <style:text-properties fo:font-style="italic" style:font-style-asian="italic" style:font-style-complex="italic" style:font-size-complex="10pt"/>
    </style:style>
    <style:style style:name="T67" style:parent-style-name="Standaardalinea-lettertype" style:family="text">
      <style:text-properties style:font-size-complex="10pt"/>
    </style:style>
    <style:style style:name="T68" style:parent-style-name="Standaardalinea-lettertype" style:family="text">
      <style:text-properties fo:font-style="italic" style:font-style-asian="italic" style:font-style-complex="italic" style:font-size-complex="10pt"/>
    </style:style>
    <style:style style:name="T69" style:parent-style-name="Standaardalinea-lettertype" style:family="text">
      <style:text-properties style:font-size-complex="10pt"/>
    </style:style>
    <style:style style:name="T70" style:parent-style-name="Standaardalinea-lettertype" style:family="text">
      <style:text-properties style:font-size-complex="10pt"/>
    </style:style>
    <style:style style:name="T71" style:parent-style-name="Standaardalinea-lettertype" style:family="text">
      <style:text-properties style:font-size-complex="10pt"/>
    </style:style>
    <style:style style:name="T72" style:parent-style-name="Standaardalinea-lettertype" style:family="text">
      <style:text-properties style:font-size-complex="10pt"/>
    </style:style>
    <style:style style:name="T73" style:parent-style-name="Standaardalinea-lettertype" style:family="text">
      <style:text-properties style:font-size-complex="10pt"/>
    </style:style>
    <style:style style:name="T74" style:parent-style-name="Standaardalinea-lettertype" style:family="text">
      <style:text-properties style:font-size-complex="10pt"/>
    </style:style>
    <style:style style:name="T75" style:parent-style-name="Standaardalinea-lettertype" style:family="text">
      <style:text-properties style:font-size-complex="10pt"/>
    </style:style>
    <style:style style:name="P76" style:parent-style-name="Standard" style:family="paragraph">
      <style:text-properties style:font-size-complex="10pt"/>
    </style:style>
    <style:style style:name="P77" style:parent-style-name="Standard" style:family="paragraph">
      <style:text-properties style:font-size-complex="10pt"/>
    </style:style>
    <style:style style:name="T78" style:parent-style-name="Standaardalinea-lettertype" style:family="text">
      <style:text-properties style:font-size-complex="10pt"/>
    </style:style>
    <style:style style:name="T79" style:parent-style-name="Standaardalinea-lettertype" style:family="text">
      <style:text-properties fo:font-style="italic" style:font-style-asian="italic" style:font-style-complex="italic" style:font-size-complex="10pt"/>
    </style:style>
    <style:style style:name="T80" style:parent-style-name="Standaardalinea-lettertype" style:family="text">
      <style:text-properties style:font-size-complex="10pt"/>
    </style:style>
    <style:style style:name="P81" style:parent-style-name="Framecontents" style:family="paragraph">
      <style:text-properties style:font-name="Courier New" style:font-size-complex="10pt"/>
    </style:style>
    <style:style style:name="P82" style:parent-style-name="Framecontents" style:family="paragraph">
      <style:text-properties style:font-name="Courier New" style:font-size-complex="10pt"/>
    </style:style>
    <style:style style:name="P83" style:parent-style-name="Framecontents" style:family="paragraph">
      <style:text-properties style:font-name="Courier New" style:font-size-complex="10pt"/>
    </style:style>
    <style:style style:name="P84" style:parent-style-name="Framecontents" style:family="paragraph">
      <style:text-properties style:font-name="Courier New" style:font-size-complex="10pt"/>
    </style:style>
    <style:style style:name="P85" style:parent-style-name="Framecontents" style:family="paragraph">
      <style:text-properties style:font-name="Courier New" style:font-size-complex="10pt"/>
    </style:style>
    <style:style style:name="P86" style:parent-style-name="Framecontents" style:family="paragraph">
      <style:text-properties style:font-name="Courier New" style:font-size-complex="10pt"/>
    </style:style>
    <style:style style:name="T87" style:parent-style-name="Standaardalinea-lettertype" style:family="text">
      <style:text-properties fo:font-style="italic" style:font-style-asian="italic" style:font-style-complex="italic"/>
    </style:style>
    <style:style style:name="T88" style:parent-style-name="Standaardalinea-lettertype" style:family="text">
      <style:text-properties fo:font-style="italic" style:font-style-asian="italic" style:font-style-complex="italic"/>
    </style:style>
    <style:style style:name="P89" style:parent-style-name="Framecontents" style:family="paragraph">
      <style:text-properties style:font-name="Courier New" style:font-size-complex="10pt"/>
    </style:style>
    <style:style style:name="P90" style:parent-style-name="Framecontents" style:family="paragraph">
      <style:text-properties style:font-name="Courier New" style:font-size-complex="10pt"/>
    </style:style>
    <style:style style:name="P91" style:parent-style-name="Framecontents" style:family="paragraph">
      <style:text-properties style:font-name="Courier New" style:font-size-complex="10pt"/>
    </style:style>
    <style:style style:name="P92" style:parent-style-name="Framecontents" style:family="paragraph">
      <style:text-properties style:font-name="Courier New" style:font-size-complex="10pt"/>
    </style:style>
    <style:style style:name="P93" style:parent-style-name="Framecontents" style:family="paragraph">
      <style:text-properties style:font-name="Courier New" style:font-size-complex="10pt"/>
    </style:style>
    <style:style style:name="P94" style:parent-style-name="Framecontents" style:family="paragraph">
      <style:text-properties style:font-name="Courier New" style:font-size-complex="10pt"/>
    </style:style>
    <style:style style:name="T95" style:parent-style-name="Standaardalinea-lettertype" style:family="text">
      <style:text-properties fo:font-style="italic" style:font-style-asian="italic" style:font-style-complex="italic"/>
    </style:style>
    <style:style style:name="T96" style:parent-style-name="Voetnootmarkering" style:family="text">
      <style:text-properties fo:font-style="italic" style:font-style-asian="italic" style:font-style-complex="italic"/>
    </style:style>
    <style:style style:name="T97" style:parent-style-name="Standaardalinea-lettertype" style:family="text">
      <style:text-properties style:font-name="Verdana" fo:font-size="8pt" style:font-size-asian="8pt" style:font-size-complex="8pt" fo:language="en" fo:country="US"/>
    </style:style>
    <style:style style:name="T98" style:parent-style-name="Standaardalinea-lettertype" style:family="text">
      <style:text-properties style:font-name="Verdana" fo:font-size="8pt" style:font-size-asian="8pt" style:font-size-complex="8pt" fo:language="en" fo:country="US"/>
    </style:style>
    <style:style style:name="T99" style:parent-style-name="Standaardalinea-lettertype" style:family="text">
      <style:text-properties style:font-name="Verdana" fo:font-style="italic" style:font-style-asian="italic" style:font-style-complex="italic" fo:font-size="8pt" style:font-size-asian="8pt" style:font-size-complex="8pt" fo:language="en" fo:country="US"/>
    </style:style>
    <style:style style:name="T100" style:parent-style-name="Standaardalinea-lettertype" style:family="text">
      <style:text-properties style:font-name="Verdana" fo:font-size="8pt" style:font-size-asian="8pt" style:font-size-complex="8pt" fo:language="en" fo:country="US"/>
    </style:style>
    <style:style style:name="T101" style:parent-style-name="Standaardalinea-lettertype" style:family="text">
      <style:text-properties fo:font-style="italic" style:font-style-asian="italic" style:font-style-complex="italic"/>
    </style:style>
    <style:style style:name="P102" style:parent-style-name="Framecontents" style:family="paragraph">
      <style:text-properties style:font-name="Courier New" style:font-size-complex="10pt"/>
    </style:style>
    <style:style style:name="P103" style:parent-style-name="Framecontents" style:family="paragraph">
      <style:text-properties style:font-name="Courier New" style:font-size-complex="10pt"/>
    </style:style>
    <style:style style:name="T104" style:parent-style-name="Standaardalinea-lettertype" style:family="text">
      <style:text-properties fo:font-style="italic" style:font-style-asian="italic" style:font-style-complex="italic"/>
    </style:style>
    <style:style style:name="T105" style:parent-style-name="Standaardalinea-lettertype" style:family="text">
      <style:text-properties fo:font-style="italic" style:font-style-asian="italic" style:font-style-complex="italic"/>
    </style:style>
    <style:style style:name="P106" style:parent-style-name="Framecontents" style:family="paragraph">
      <style:text-properties style:font-name="Courier New" style:font-size-complex="10pt"/>
    </style:style>
    <style:style style:name="P107" style:parent-style-name="Standard" style:family="paragraph">
      <style:text-properties style:font-size-complex="10pt"/>
    </style:style>
    <style:style style:name="P108" style:parent-style-name="Standard" style:family="paragraph">
      <style:text-properties style:font-size-complex="10pt"/>
    </style:style>
    <style:style style:name="P109" style:parent-style-name="Standard" style:family="paragraph">
      <style:text-properties style:font-size-complex="10pt"/>
    </style:style>
    <style:style style:name="P110" style:parent-style-name="Framecontents" style:family="paragraph">
      <style:text-properties style:font-name="Courier New" style:font-size-complex="10pt"/>
    </style:style>
    <style:style style:name="P111" style:parent-style-name="Standard" style:family="paragraph">
      <style:text-properties style:font-size-complex="10pt"/>
    </style:style>
    <style:style style:name="T112" style:parent-style-name="Standaardalinea-lettertype" style:family="text">
      <style:text-properties style:font-size-complex="10pt"/>
    </style:style>
    <style:style style:name="P113" style:parent-style-name="Framecontents" style:family="paragraph">
      <style:text-properties style:font-name="Courier New" style:font-size-complex="10pt"/>
    </style:style>
    <style:style style:name="T114" style:parent-style-name="Standaardalinea-lettertype" style:family="text">
      <style:text-properties style:font-size-complex="10pt"/>
    </style:style>
    <style:style style:name="T115" style:parent-style-name="Standaardalinea-lettertype" style:family="text">
      <style:text-properties fo:font-style="italic" style:font-style-asian="italic" style:font-size-complex="10pt"/>
    </style:style>
    <style:style style:name="T116" style:parent-style-name="Standaardalinea-lettertype" style:family="text">
      <style:text-properties style:font-size-complex="10pt"/>
    </style:style>
    <style:style style:name="T117" style:parent-style-name="Standaardalinea-lettertype" style:family="text">
      <style:text-properties style:font-size-complex="10pt"/>
    </style:style>
    <style:style style:name="P118" style:parent-style-name="Standard" style:family="paragraph">
      <style:text-properties style:font-size-complex="10pt"/>
    </style:style>
    <style:style style:name="T119" style:parent-style-name="Standaardalinea-lettertype" style:family="text">
      <style:text-properties style:font-size-complex="10pt"/>
    </style:style>
    <style:style style:name="T120" style:parent-style-name="Standaardalinea-lettertype" style:family="text">
      <style:text-properties style:font-size-complex="10pt"/>
    </style:style>
    <style:style style:name="T121" style:parent-style-name="Standaardalinea-lettertype" style:family="text">
      <style:text-properties style:font-size-complex="10pt"/>
    </style:style>
    <style:style style:name="P122" style:parent-style-name="Standard" style:family="paragraph">
      <style:text-properties style:font-size-complex="10pt"/>
    </style:style>
    <style:style style:name="P123" style:parent-style-name="Standard" style:family="paragraph">
      <style:text-properties style:font-size-complex="10pt"/>
    </style:style>
    <style:style style:name="P124" style:parent-style-name="Standard" style:family="paragraph">
      <style:text-properties style:font-size-complex="10pt"/>
    </style:style>
    <style:style style:name="P125" style:parent-style-name="Standard" style:family="paragraph">
      <style:text-properties style:font-size-complex="10pt"/>
    </style:style>
    <style:style style:name="T126" style:parent-style-name="Standaardalinea-lettertype" style:family="text">
      <style:text-properties style:font-size-complex="10pt"/>
    </style:style>
    <style:style style:name="T127" style:parent-style-name="Standaardalinea-lettertype" style:family="text">
      <style:text-properties style:font-size-complex="10pt"/>
    </style:style>
    <style:style style:name="T128" style:parent-style-name="Standaardalinea-lettertype" style:family="text">
      <style:text-properties fo:font-style="italic" style:font-style-asian="italic" style:font-size-complex="10pt"/>
    </style:style>
    <style:style style:name="T129" style:parent-style-name="Standaardalinea-lettertype" style:family="text">
      <style:text-properties style:font-size-complex="10pt"/>
    </style:style>
    <style:style style:name="T130" style:parent-style-name="Standaardalinea-lettertype" style:family="text">
      <style:text-properties fo:font-style="italic" style:font-style-asian="italic" style:font-size-complex="10pt"/>
    </style:style>
    <style:style style:name="T131" style:parent-style-name="Standaardalinea-lettertype" style:family="text">
      <style:text-properties style:font-size-complex="10pt"/>
    </style:style>
    <style:style style:name="T132" style:parent-style-name="Standaardalinea-lettertype" style:family="text">
      <style:text-properties fo:font-style="italic" style:font-style-asian="italic" style:font-size-complex="10pt"/>
    </style:style>
    <style:style style:name="T133" style:parent-style-name="Standaardalinea-lettertype" style:family="text">
      <style:text-properties style:font-size-complex="10pt"/>
    </style:style>
    <style:style style:name="T134" style:parent-style-name="Standaardalinea-lettertype" style:family="text">
      <style:text-properties style:font-size-complex="10pt"/>
    </style:style>
    <style:style style:name="P135" style:parent-style-name="Standard" style:family="paragraph">
      <style:text-properties style:font-size-complex="10pt"/>
    </style:style>
    <style:style style:name="T136" style:parent-style-name="Standaardalinea-lettertype" style:family="text">
      <style:text-properties style:font-size-complex="10pt"/>
    </style:style>
    <style:style style:name="T137" style:parent-style-name="Standaardalinea-lettertype" style:family="text">
      <style:text-properties fo:font-style="italic" style:font-style-asian="italic" style:font-size-complex="10pt"/>
    </style:style>
    <style:style style:name="T138" style:parent-style-name="Standaardalinea-lettertype" style:family="text">
      <style:text-properties style:font-size-complex="10pt"/>
    </style:style>
    <style:style style:name="T139" style:parent-style-name="Standaardalinea-lettertype" style:family="text">
      <style:text-properties style:font-size-complex="10pt"/>
    </style:style>
    <style:style style:name="P140" style:parent-style-name="Kop1" style:family="paragraph">
      <style:paragraph-properties fo:break-before="page"/>
    </style:style>
    <style:style style:name="T141" style:parent-style-name="Standaardalinea-lettertype" style:family="text">
      <style:text-properties fo:font-style="italic" style:font-style-asian="italic" style:font-style-complex="italic"/>
    </style:style>
    <style:style style:name="T142" style:parent-style-name="Standaardalinea-lettertype" style:family="text">
      <style:text-properties style:font-name="Courier New" style:font-size-complex="10pt"/>
    </style:style>
    <style:style style:name="T143" style:parent-style-name="Standaardalinea-lettertype" style:family="text">
      <style:text-properties style:font-name="Courier New" fo:font-weight="bold" style:font-weight-asian="bold" style:font-weight-complex="bold" style:font-size-complex="10pt"/>
    </style:style>
    <style:style style:name="T144" style:parent-style-name="Standaardalinea-lettertype" style:family="text">
      <style:text-properties style:font-name="Courier New" style:font-size-complex="10pt"/>
    </style:style>
    <style:style style:name="T145" style:parent-style-name="Standaardalinea-lettertype" style:family="text">
      <style:text-properties fo:font-style="italic" style:font-style-asian="italic" style:font-style-complex="italic"/>
    </style:style>
    <style:style style:name="T146" style:parent-style-name="Standaardalinea-lettertype" style:family="text">
      <style:text-properties fo:font-style="italic" style:font-style-asian="italic" style:font-style-complex="italic"/>
    </style:style>
    <style:style style:name="T147" style:parent-style-name="Standaardalinea-lettertype" style:family="text">
      <style:text-properties fo:font-style="italic" style:font-style-asian="italic" style:font-style-complex="italic"/>
    </style:style>
    <style:style style:name="T148" style:parent-style-name="Standaardalinea-lettertype" style:family="text">
      <style:text-properties fo:font-style="italic" style:font-style-asian="italic" style:font-style-complex="italic"/>
    </style:style>
    <style:style style:name="P149" style:parent-style-name="Framecontents" style:family="paragraph">
      <style:text-properties style:font-name="Courier New" style:font-size-complex="10pt"/>
    </style:style>
    <style:style style:name="P150" style:parent-style-name="Framecontents" style:family="paragraph">
      <style:text-properties style:font-name="Courier New" style:font-size-complex="10pt"/>
    </style:style>
    <style:style style:name="P151" style:parent-style-name="Framecontents" style:family="paragraph">
      <style:text-properties style:font-name="Courier New" style:font-size-complex="10pt"/>
    </style:style>
    <style:style style:name="P152" style:parent-style-name="Framecontents" style:family="paragraph">
      <style:text-properties style:font-name="Courier New" style:font-size-complex="10pt"/>
    </style:style>
    <style:style style:name="P153" style:parent-style-name="Framecontents" style:family="paragraph">
      <style:text-properties style:font-name="Courier New" style:font-size-complex="10pt"/>
    </style:style>
    <style:style style:name="P154" style:parent-style-name="Framecontents" style:family="paragraph">
      <style:text-properties style:font-name="Courier New" style:font-size-complex="10pt"/>
    </style:style>
    <style:style style:name="P155" style:parent-style-name="Framecontents" style:family="paragraph">
      <style:text-properties style:font-name="Courier New" style:font-size-complex="10pt"/>
    </style:style>
    <style:style style:name="P156" style:parent-style-name="Framecontents" style:family="paragraph">
      <style:text-properties style:font-name="Courier New" style:font-size-complex="10pt"/>
    </style:style>
    <style:style style:name="P157" style:parent-style-name="Standard" style:family="paragraph">
      <style:text-properties style:font-name="Courier New" style:font-size-complex="10pt"/>
    </style:style>
    <style:style style:name="P158" style:parent-style-name="Framecontents" style:family="paragraph">
      <style:text-properties style:font-name="Courier New" style:font-size-complex="10pt"/>
    </style:style>
    <style:style style:name="T159" style:parent-style-name="Standaardalinea-lettertype" style:family="text">
      <style:text-properties style:font-size-complex="10pt"/>
    </style:style>
    <style:style style:name="T160" style:parent-style-name="Standaardalinea-lettertype" style:family="text">
      <style:text-properties style:font-size-complex="10pt"/>
    </style:style>
    <style:style style:name="T161" style:parent-style-name="Standaardalinea-lettertype" style:family="text">
      <style:text-properties style:font-size-complex="10pt"/>
    </style:style>
    <style:style style:name="T162" style:parent-style-name="Standaardalinea-lettertype" style:family="text">
      <style:text-properties style:font-name="Courier New" style:font-name-complex="Courier New" style:font-size-complex="10pt"/>
    </style:style>
    <style:style style:name="T163" style:parent-style-name="Standaardalinea-lettertype" style:family="text">
      <style:text-properties style:font-size-complex="10pt"/>
    </style:style>
    <style:style style:name="T164" style:parent-style-name="Standaardalinea-lettertype" style:family="text">
      <style:text-properties style:font-name="Courier New" style:font-name-complex="Courier New" style:font-size-complex="10pt"/>
    </style:style>
    <style:style style:name="T165" style:parent-style-name="Standaardalinea-lettertype" style:family="text">
      <style:text-properties style:font-size-complex="10pt"/>
    </style:style>
    <style:style style:name="T166" style:parent-style-name="Standaardalinea-lettertype" style:family="text">
      <style:text-properties style:font-size-complex="10pt"/>
    </style:style>
    <style:style style:name="P167" style:parent-style-name="Standard" style:family="paragraph">
      <style:text-properties style:font-size-complex="10pt"/>
    </style:style>
    <style:style style:name="T168" style:parent-style-name="Standaardalinea-lettertype" style:family="text">
      <style:text-properties style:font-size-complex="10pt"/>
    </style:style>
    <style:style style:name="T169" style:parent-style-name="Standaardalinea-lettertype" style:family="text">
      <style:text-properties fo:font-style="italic" style:font-style-asian="italic" style:font-size-complex="10pt"/>
    </style:style>
    <style:style style:name="T170" style:parent-style-name="Standaardalinea-lettertype" style:family="text">
      <style:text-properties style:font-size-complex="10pt"/>
    </style:style>
    <style:style style:name="T171" style:parent-style-name="Standaardalinea-lettertype" style:family="text">
      <style:text-properties fo:font-style="italic" style:font-style-asian="italic" style:font-size-complex="10pt"/>
    </style:style>
    <style:style style:name="T172" style:parent-style-name="Standaardalinea-lettertype" style:family="text">
      <style:text-properties style:font-size-complex="10pt"/>
    </style:style>
    <style:style style:name="T173" style:parent-style-name="Standaardalinea-lettertype" style:family="text">
      <style:text-properties fo:font-style="italic" style:font-style-asian="italic" style:font-size-complex="10pt"/>
    </style:style>
    <style:style style:name="T174" style:parent-style-name="Standaardalinea-lettertype" style:family="text">
      <style:text-properties style:font-size-complex="10pt"/>
    </style:style>
    <style:style style:name="T175" style:parent-style-name="Standaardalinea-lettertype" style:family="text">
      <style:text-properties style:font-size-complex="10pt"/>
    </style:style>
    <style:style style:name="T176" style:parent-style-name="Standaardalinea-lettertype" style:family="text">
      <style:text-properties style:font-size-complex="10pt"/>
    </style:style>
    <style:style style:name="P177" style:parent-style-name="Standard" style:family="paragraph">
      <style:text-properties style:font-size-complex="10pt"/>
    </style:style>
    <style:style style:name="T178" style:parent-style-name="Standaardalinea-lettertype" style:family="text">
      <style:text-properties style:font-size-complex="10pt"/>
    </style:style>
    <style:style style:name="T179" style:parent-style-name="Standaardalinea-lettertype" style:family="text">
      <style:text-properties style:font-size-complex="10pt"/>
    </style:style>
    <style:style style:name="T180" style:parent-style-name="Standaardalinea-lettertype" style:family="text">
      <style:text-properties fo:font-style="italic" style:font-style-asian="italic" style:font-size-complex="10pt"/>
    </style:style>
    <style:style style:name="T181" style:parent-style-name="Standaardalinea-lettertype" style:family="text">
      <style:text-properties style:font-size-complex="10pt"/>
    </style:style>
    <style:style style:name="T182" style:parent-style-name="Standaardalinea-lettertype" style:family="text">
      <style:text-properties style:font-size-complex="10pt"/>
    </style:style>
    <style:style style:name="T183" style:parent-style-name="Standaardalinea-lettertype" style:family="text">
      <style:text-properties style:font-size-complex="10pt"/>
    </style:style>
    <style:style style:name="P184" style:parent-style-name="Framecontents" style:family="paragraph">
      <style:text-properties style:font-name="Courier New" style:font-size-complex="10pt"/>
    </style:style>
    <style:style style:name="T185" style:parent-style-name="Standaardalinea-lettertype" style:family="text">
      <style:text-properties style:font-size-complex="10pt"/>
    </style:style>
    <style:style style:name="P186" style:parent-style-name="Framecontents" style:family="paragraph">
      <style:text-properties style:font-name="Courier New" style:font-size-complex="10pt"/>
    </style:style>
    <style:style style:name="P187" style:parent-style-name="Framecontents" style:family="paragraph">
      <style:text-properties style:font-name="Courier New" style:font-size-complex="10pt"/>
    </style:style>
    <style:style style:name="P188" style:parent-style-name="Standard" style:family="paragraph">
      <style:text-properties style:font-size-complex="10pt"/>
    </style:style>
    <style:style style:name="P189" style:parent-style-name="Standard" style:family="paragraph">
      <style:text-properties style:font-size-complex="10pt"/>
    </style:style>
    <style:style style:name="P190" style:parent-style-name="Standard" style:family="paragraph">
      <style:text-properties style:font-size-complex="10pt"/>
    </style:style>
    <style:style style:name="P191" style:parent-style-name="Standard" style:family="paragraph">
      <style:text-properties style:font-size-complex="10pt"/>
    </style:style>
    <style:style style:name="T192" style:parent-style-name="Standaardalinea-lettertype" style:family="text">
      <style:text-properties style:font-size-complex="10pt"/>
    </style:style>
    <style:style style:name="T193" style:parent-style-name="Standaardalinea-lettertype" style:family="text">
      <style:text-properties style:font-size-complex="10pt"/>
    </style:style>
    <style:style style:name="P194" style:parent-style-name="Standard" style:family="paragraph">
      <style:text-properties style:font-size-complex="10pt"/>
    </style:style>
    <style:style style:name="P195" style:parent-style-name="Standard" style:family="paragraph">
      <style:text-properties style:font-size-complex="10pt"/>
    </style:style>
    <style:style style:name="P196" style:parent-style-name="Framecontents" style:family="paragraph">
      <style:text-properties style:font-name="Courier New" style:font-name-complex="Courier New"/>
    </style:style>
    <style:style style:name="P197" style:parent-style-name="Framecontents" style:family="paragraph">
      <style:text-properties style:font-name="Courier New" style:font-name-complex="Courier New"/>
    </style:style>
    <style:style style:name="P198" style:parent-style-name="Standard" style:family="paragraph">
      <style:text-properties style:font-name="Courier New" style:font-name-complex="Courier New"/>
    </style:style>
    <style:style style:name="P199" style:parent-style-name="Standard" style:family="paragraph"/>
    <style:style style:name="P200" style:parent-style-name="Standard" style:family="paragraph"/>
    <style:style style:name="P201" style:parent-style-name="Standard" style:family="paragraph"/>
    <style:style style:name="T202" style:parent-style-name="Standaardalinea-lettertype" style:family="text">
      <style:text-properties style:font-name="Wingdings"/>
    </style:style>
  </office:automatic-styles>
  <office:body>
    <office:text text:use-soft-page-breaks="true">
      <text:p text:style-name="P1"/>
      <text:p text:style-name="P2"/>
      <text:p text:style-name="P3">SDA Specification</text:p>
      <text:p text:style-name="P4"/>
      <text:p text:style-name="P5"/>
      <text:table-of-content text:name="_TOC0">
        <text:table-of-content-source text:outline-level="9" text:use-outline-level="true" text:use-index-marks="true" text:use-index-source-styles="false" text:index-scope="document">
          <text:table-of-content-entry-template text:outline-level="1" text:style-name="Inhopg1">
            <text:index-entry-text/>
            <text:index-entry-tab-stop style:leader-char="." style:type="right"/>
            <text:index-entry-page-number/>
          </text:table-of-content-entry-template>
          <text:table-of-content-entry-template text:outline-level="2" text:style-name="Inhopg2">
            <text:index-entry-text/>
            <text:index-entry-tab-stop style:leader-char="." style:type="right"/>
            <text:index-entry-page-number/>
          </text:table-of-content-entry-template>
          <text:table-of-content-entry-template text:outline-level="3" text:style-name="Inhopg3">
            <text:index-entry-text/>
            <text:index-entry-tab-stop style:leader-char="." style:type="right"/>
            <text:index-entry-page-number/>
          </text:table-of-content-entry-template>
          <text:table-of-content-entry-template text:outline-level="4" text:style-name="Standaard">
            <text:index-entry-text/>
            <text:index-entry-tab-stop style:leader-char="." style:type="right"/>
            <text:index-entry-page-number/>
          </text:table-of-content-entry-template>
          <text:table-of-content-entry-template text:outline-level="5" text:style-name="Standaard">
            <text:index-entry-text/>
            <text:index-entry-tab-stop style:leader-char="." style:type="right"/>
            <text:index-entry-page-number/>
          </text:table-of-content-entry-template>
          <text:table-of-content-entry-template text:outline-level="6" text:style-name="Standaard">
            <text:index-entry-text/>
            <text:index-entry-tab-stop style:leader-char="." style:type="right"/>
            <text:index-entry-page-number/>
          </text:table-of-content-entry-template>
          <text:table-of-content-entry-template text:outline-level="7" text:style-name="Standaard">
            <text:index-entry-text/>
            <text:index-entry-tab-stop style:leader-char="." style:type="right"/>
            <text:index-entry-page-number/>
          </text:table-of-content-entry-template>
          <text:table-of-content-entry-template text:outline-level="8" text:style-name="Standaard">
            <text:index-entry-text/>
            <text:index-entry-tab-stop style:leader-char="." style:type="right"/>
            <text:index-entry-page-number/>
          </text:table-of-content-entry-template>
          <text:table-of-content-entry-template text:outline-level="9" text:style-name="Standaard">
            <text:index-entry-text/>
            <text:index-entry-tab-stop style:leader-char="." style:type="right"/>
            <text:index-entry-page-number/>
          </text:table-of-content-entry-template>
        </text:table-of-content-source>
        <text:index-body>
          <text:p text:style-name="P6">Rationale<text:tab/>2</text:p>
          <text:p text:style-name="P7">The basics<text:tab/>3</text:p>
          <text:p text:style-name="P8">The rules<text:tab/>3</text:p>
          <text:p text:style-name="P9">Tags<text:tab/>4</text:p>
          <text:p text:style-name="P10">Content<text:tab/>4</text:p>
          <text:p text:style-name="P11">White-space<text:tab/>4</text:p>
          <text:p text:style-name="P12">The root of all…<text:tab/>5</text:p>
          <text:p text:style-name="P13">Empty nodes<text:tab/>5</text:p>
          <text:p text:style-name="P14">Unsupported features<text:tab/>6</text:p>
          <text:p text:style-name="P15">Attributes<text:tab/>6</text:p>
          <text:p text:style-name="P16">Explicit nil<text:tab/>6</text:p>
          <text:p text:style-name="P17">Mixed content<text:tab/>7</text:p>
          <text:p text:style-name="P18">Namespaces<text:tab/>8</text:p>
          <text:p text:style-name="P19">... and<text:s/>the rest<text:tab/>8</text:p>
          <text:p text:style-name="P20">Conclusion<text:tab/>8</text:p>
        </text:index-body>
      </text:table-of-content>
      <text:p text:style-name="P21"/>
      <text:p text:style-name="P22"/>
      <text:h text:style-name="Kop1" text:outline-level="1"><text:bookmark-start text:name="_Toc37516911"/><text:bookmark-start text:name="_Toc39177416"/>Rationale<text:bookmark-end text:name="_Toc37516911"/><text:bookmark-end text:name="_Toc39177416"/></text:h>
      <text:p text:style-name="Standard"/>
      <text:p text:style-name="Standard">SDA was dreamed up when, one day, I was contemplating how much I disliked XML when it comes to exchanging data in integration projects. Although the merits of XML (and XSD, and XSLT) are unquestionable, I could not help thinking that</text:p>
      <text:p text:style-name="Standard"/>
      <text:list text:style-name="LFO3" text:continue-numbering="true">
        <text:list-item>
          <text:p text:style-name="P23">some of its features are unnecessarily complicated</text:p>
        </text:list-item>
        <text:list-item>
          <text:p text:style-name="P24">it is inefficient with regards to use of storage and processing resources</text:p>
        </text:list-item>
        <text:list-item>
          <text:p text:style-name="P25">for a – supposedly - human readable format, it is surprisingly unpleasant to the eye</text:p>
        </text:list-item>
      </text:list>
      <text:p text:style-name="Standard"/>
      <text:p text:style-name="Standard">I know, beauty is in the eye of the beholder. And qualifications like “complicated” say as much about me as they say about XML. And since computers get more powerful all time, one might consider use of resources a non-issue all together.</text:p>
      <text:p text:style-name="Standard"/>
      <text:p text:style-name="Standard">But even if resources are abundant, it does<text:s/>not mean we should not care what they are used for. And if a lot of smart people spent a lot of time debating the appropriate use of a certain feature, then maybe it<text:s/><text:span text:style-name="T26">is</text:span><text:s/>too complicated. Sometimes, XML just seems overkill.</text:p>
      <text:p text:style-name="Standard"/>
      <text:p text:style-name="Standard">In any case, that morning, SDA became my pet project. It obviously was not going to replace XML ever, but I was curious how far I could take it, and whether it could be both powerful and steer clear of complexity at the same time. And if nothing else, toying around with this concept would increase my understanding (and possibly appreciation) of XML. And lastly, I needed an excuse to brush up on my Java programming.</text:p>
      <text:p text:style-name="Standard"/>
      <text:p text:style-name="Standard">SDA means Structured Data, or more affectionately, Simple Data.</text:p>
      <text:p text:style-name="Standard"/>
      <text:p text:style-name="Standard">Harold Baur</text:p>
      <text:p text:style-name="Standard">November, 2008</text:p>
      <text:p text:style-name="Standard"/>
      <text:p text:style-name="Standard"/>
      <text:p text:style-name="Standard"/>
      <text:p text:style-name="Framecontents">PS: when this<text:s/>document was nearly finished I Googled for “alternatives for XML” and learned several things. First, that I should check Google before doing anything else. Second, that I am not alone (google for “xml sucks”). And third, that for data exchange there is at<text:s/>least one fairly well-known alternative called JSON.</text:p>
      <text:p text:style-name="P27"/>
      <text:h text:style-name="Kop1" text:outline-level="1"><text:bookmark-start text:name="_Toc37516912"/><text:bookmark-start text:name="_Toc39177417"/>The basics<text:bookmark-end text:name="_Toc37516912"/><text:bookmark-end text:name="_Toc39177417"/></text:h>
      <text:p text:style-name="Standard"/>
      <text:p text:style-name="Standard">Consider the following:</text:p>
      <text:p text:style-name="Standard"/>
      <text:p text:style-name="P28">name “John Doe”</text:p>
      <text:p text:style-name="Standard"/>
      <text:p text:style-name="Standard">This constitutes about the simplest example of an SDA<text:s/><text:span text:style-name="T29">node</text:span>. If you are at least somewhat familiar with XML, you will recognize this as the<text:s/>equivalent of the following<text:s/><text:span text:style-name="T30">element</text:span><text:span text:style-name="T31"><text:note text:note-class="footnote" text:id="_ftn0"><text:note-citation>1</text:note-citation><text:note-body><text:p text:style-name="Voetnoottekst"><text:span text:style-name="T32"><text:s/></text:span><text:span text:style-name="T33">In XML, elements are a specific type of node. There are also comment nodes, text nodes, attribute nodes, processing instructions, etc. In SDA there is only nodes (or elements if you like, but I will call them nodes).</text:span></text:p></text:note-body></text:note></text:span>:</text:p>
      <text:p text:style-name="P34"/>
      <text:p text:style-name="P35">&lt;name&gt;John Doe&lt;/name&gt;</text:p>
      <text:p text:style-name="Standard"/>
      <text:p text:style-name="Standard">In both, the 'name'<text:s/><text:span text:style-name="T36">tag</text:span><text:s/>describes the nature of the data, in this case, a name. As you can see, SDA does not have start and end tags to enclose content, but uses double quotes instead.</text:p>
      <text:p text:style-name="Standard"/>
      <text:p text:style-name="Standard">Let's take this a little further. In XML, elements can contain other elements:</text:p>
      <text:p text:style-name="Standard"/>
      <text:p text:style-name="P37">&lt;name&gt;</text:p>
      <text:p text:style-name="P38"><text:s text:c="4"/>&lt;first&gt;John&lt;/first&gt;</text:p>
      <text:p text:style-name="P39"><text:s text:c="4"/>&lt;last&gt;Doe&lt;/last&gt;</text:p>
      <text:p text:style-name="P40">&lt;/name&gt;</text:p>
      <text:p text:style-name="Standard"/>
      <text:p text:style-name="Standard">This is used to create a hierarchy in data. Sure enough, SDA supports this, but it uses a block style notation to differentiate between<text:s/><text:span text:style-name="T41">complex</text:span><text:s/>nodes (with node content) like 'name' and nodes with<text:s/><text:span text:style-name="T42">simple</text:span><text:s/>content, like 'first' and 'last':</text:p>
      <text:p text:style-name="Standard"/>
      <text:p text:style-name="P43">name {</text:p>
      <text:p text:style-name="P44"><text:s text:c="4"/>first “John”</text:p>
      <text:p text:style-name="P45"><text:s text:c="4"/>last “Doe”</text:p>
      <text:p text:style-name="P46">}</text:p>
      <text:p text:style-name="Standard"/>
      <text:p text:style-name="Standard">By now you guessed I have a background in programming. I cannot help myself; this syntax appeals so much more to me than XML, it is<text:s/>almost alarming.</text:p>
      <text:p text:style-name="Standard"/>
      <text:p text:style-name="Standard">SDA syntax does not get more complicated than this. Of course there are some rules that we adhere to in order to produce proper (or<text:s/><text:span text:style-name="T47">well-formed<text:s/></text:span>if you like) SDA. These are the subject of the next section.</text:p>
      <text:p text:style-name="Standard"/>
      <text:p text:style-name="Standard"/>
      <text:h text:style-name="Kop1" text:outline-level="1"><text:bookmark-start text:name="_Toc37516913"/><text:bookmark-start text:name="_Toc39177418"/>The rules<text:bookmark-end text:name="_Toc37516913"/><text:bookmark-end text:name="_Toc39177418"/></text:h>
      <text:p text:style-name="Standaard"/>
      <text:p text:style-name="Standard">In order for SDA to<text:s/>be syntactically sound, the following rules must be followed:</text:p>
      <text:p text:style-name="Standard"/>
      <text:list text:style-name="LFO4" text:continue-numbering="true">
        <text:list-item>
          <text:p text:style-name="P48">Node names (tags) are case sensitive identifiers.</text:p>
        </text:list-item>
        <text:list-item>
          <text:p text:style-name="P49">Simple content is enclosed in double quotes.</text:p>
        </text:list-item>
        <text:list-item>
          <text:p text:style-name="P50">Complex content is enclosed in matching braces.</text:p>
        </text:list-item>
        <text:list-item>
          <text:p text:style-name="P51">White-space is preserved in simple content only.</text:p>
        </text:list-item>
        <text:list-item>
          <text:p text:style-name="P52">There is only one top level node.</text:p>
        </text:list-item>
      </text:list>
      <text:p text:style-name="Standard"/>
      <text:p text:style-name="Standard"/>
      <text:h text:style-name="Kop2" text:outline-level="2"><text:bookmark-start text:name="_Toc37516914"/><text:bookmark-start text:name="_Toc39177419"/>Tags<text:bookmark-end text:name="_Toc37516914"/><text:bookmark-end text:name="_Toc39177419"/></text:h>
      <text:p text:style-name="P53"/>
      <text:p text:style-name="P54">Node names (or tags) are case sensitive. This means that the following</text:p>
      <text:p text:style-name="P55"/>
      <text:p text:style-name="P56">myname “John”</text:p>
      <text:p text:style-name="P57">MYNAME “John”</text:p>
      <text:p text:style-name="P58">MyName “John”</text:p>
      <text:p text:style-name="P59"/>
      <text:p text:style-name="P60">are all distinct. In order to avoid confusion and keep your SDA as readable as possible, you<text:s/>should chose a naming convention and stick to it, whether it be lower, upper or sentence case.</text:p>
      <text:p text:style-name="P61"/>
      <text:p text:style-name="Standard"><text:span text:style-name="T62">Furthermore, tags are like the<text:s/></text:span><text:span text:style-name="T63">identifiers</text:span><text:span text:style-name="T64"><text:s/>in most programming languages</text:span><text:span text:style-name="T65">. More specific, they may consist<text:s/></text:span><text:span text:style-name="T66">only</text:span><text:span text:style-name="T67"><text:s/>of letters, digits and underscores. They cannot start with a digit and must contain at least one character that is<text:s/></text:span><text:span text:style-name="T68">not</text:span><text:span text:style-name="T69"><text:s/>an underscore.<text:s/></text:span><text:span text:style-name="T70">And finally,</text:span><text:span text:style-name="T71"><text:s/>non-English letters<text:s/></text:span><text:span text:style-name="T72">(like Greek symbols)<text:s/></text:span><text:span text:style-name="T73">or digits are<text:s/></text:span><text:span text:style-name="T74">all<text:s/></text:span><text:span text:style-name="T75">excluded.</text:span></text:p>
      <text:p text:style-name="P76"/>
      <text:p text:style-name="P77"/>
      <text:h text:style-name="Kop2" text:outline-level="2"><text:bookmark-start text:name="_Toc37516915"/><text:bookmark-start text:name="_Toc39177420"/>Content<text:bookmark-end text:name="_Toc37516915"/><text:bookmark-end text:name="_Toc39177420"/></text:h>
      <text:p text:style-name="Standard"/>
      <text:p text:style-name="Standard"><text:span text:style-name="T78">Simple content is always enclosed in double quotes. Literal quotes (that are<text:s/></text:span><text:span text:style-name="T79">part</text:span><text:span text:style-name="T80"><text:s/>of the data) must be escaped with a backslash (\), as must be the literal backslash itself:</text:span></text:p>
      <text:p text:style-name="Standard"/>
      <text:p text:style-name="P81">example “The \\ is called a \”backslash\” in English.”</text:p>
      <text:p text:style-name="Standard"/>
      <text:p text:style-name="Standard">Complex content is enclosed between left and right braces. There is (in theory) no limit to the level of nesting, but take care to properly match the braces:</text:p>
      <text:p text:style-name="Standard"/>
      <text:p text:style-name="P82">Top {</text:p>
      <text:p text:style-name="P83"><text:s text:c="4"/>Lower {</text:p>
      <text:p text:style-name="P84"><text:s text:c="8"/>AndLower { ... }</text:p>
      <text:p text:style-name="P85"><text:s text:c="4"/>}</text:p>
      <text:p text:style-name="P86">}</text:p>
      <text:p text:style-name="Standaard"><text:bookmark-start text:name="_Toc37516916"/></text:p>
      <text:h text:style-name="Kop2" text:outline-level="2"><text:bookmark-start text:name="_Toc39177421"/>White-space<text:bookmark-end text:name="_Toc37516916"/><text:bookmark-end text:name="_Toc39177421"/></text:h>
      <text:p text:style-name="Standaard"/>
      <text:p text:style-name="Standard">Only in simple content<text:s/>is white-space considered significant and preserved. This means that if an application was to<text:s/><text:span text:style-name="T87">parse</text:span><text:s/>SDA and subsequently<text:s/><text:span text:style-name="T88">render</text:span><text:s/>it as text, only white-space enclosed in quotes (including line breaks) is guaranteed to be unaffected. For example:</text:p>
      <text:p text:style-name="Standard"/>
      <text:p text:style-name="P89">person {</text:p>
      <text:p text:style-name="P90"><text:s text:c="4"/>name <text:s text:c="3"/>“John <text:s text:c="2"/>Doe”</text:p>
      <text:p text:style-name="P91">}</text:p>
      <text:p text:style-name="Standard"/>
      <text:p text:style-name="Standard">might later come out as</text:p>
      <text:p text:style-name="Standard"/>
      <text:p text:style-name="P92">person{ name “John <text:s text:c="2"/>Doe” }</text:p>
      <text:p text:style-name="Standard"/>
      <text:p text:style-name="Standard">and both would be correct representations of the same data. In fact, so would</text:p>
      <text:p text:style-name="P93"/>
      <text:p text:style-name="P94">person{name“John <text:s text:c="2"/>Doe”}</text:p>
      <text:p text:style-name="Standard"/>
      <text:p text:style-name="Standard">but this is not a recommended rendering style if some level of<text:s/>readability is desired. It might be used to minimize storage, though.</text:p>
      <text:p text:style-name="Standard"/>
      <text:p text:style-name="Standard"/>
      <text:h text:style-name="Kop2" text:outline-level="2"><text:bookmark-start text:name="_Toc37516917"/><text:bookmark-start text:name="_Toc39177422"/>The root<text:bookmark-end text:name="_Toc37516917"/><text:s/>of all…<text:bookmark-end text:name="_Toc39177422"/></text:h>
      <text:p text:style-name="Standard"/>
      <text:p text:style-name="Standard">The top level or<text:s/><text:span text:style-name="T95">root</text:span><text:span text:style-name="T96"><text:note text:note-class="footnote" text:id="_ftn1"><text:note-citation>2</text:note-citation><text:note-body><text:p text:style-name="Voetnoottekst"><text:s/><text:span text:style-name="T97">Again, there is a difference between XML and SDA terminology. In XML, the root node is an “invisible” node containing the entire document (a</text:span><text:span text:style-name="T98">nd the root<text:s/></text:span><text:span text:style-name="T99">element</text:span><text:span text:style-name="T100">). In SDA, the root node is just the top level node that holds all others.</text:span></text:p></text:note-body></text:note></text:span><text:s/>node is special in the sense that there<text:s/><text:span text:style-name="T101">must be exactly one</text:span>. This means that</text:p>
      <text:p text:style-name="Standard"/>
      <text:p text:style-name="P102">given_name “John”</text:p>
      <text:p text:style-name="P103">surname “Doe”</text:p>
      <text:p text:style-name="Standard"/>
      <text:p text:style-name="Standard">is a valid SDA<text:s/><text:span text:style-name="T104">fragment</text:span>, but in order to make it a<text:s/>valid SDA<text:s/><text:span text:style-name="T105">document</text:span><text:s/>it should be hosted by a complex node, like so:</text:p>
      <text:p text:style-name="Standard"/>
      <text:p text:style-name="P106">full_name { given_name “John” surname “Doe” }<text:s/></text:p>
      <text:p text:style-name="Standard"/>
      <text:p text:style-name="Standard"/>
      <text:h text:style-name="Kop2" text:outline-level="2"><text:bookmark-start text:name="_Toc37516918"/><text:bookmark-start text:name="_Toc39177423"/>Empty nodes<text:bookmark-end text:name="_Toc37516918"/><text:bookmark-end text:name="_Toc39177423"/></text:h>
      <text:p text:style-name="P107"/>
      <text:p text:style-name="P108">There is a lot that can be said about empty nodes, and I will return to the subject in the next section. The bottom line is that SDA supports “emptiness”, which means that both</text:p>
      <text:p text:style-name="P109"/>
      <text:p text:style-name="P110">result “”</text:p>
      <text:p text:style-name="P111"/>
      <text:p text:style-name="Standard"><text:span text:style-name="T112">and</text:span></text:p>
      <text:p text:style-name="Standard"/>
      <text:p text:style-name="P113">Result { }</text:p>
      <text:p text:style-name="Standard"/>
      <text:p text:style-name="Standard"><text:span text:style-name="T114">are perfectly valid. An empty complex node may seem odd, but there is at least one case in which it is inevitable - this is the only way to create an empty complex<text:s/></text:span><text:span text:style-name="T115">root</text:span><text:span text:style-name="T116"><text:s/></text:span><text:span text:style-name="T117">node, since it cannot be omitted.</text:span></text:p>
      <text:p text:style-name="P118"/>
      <text:p text:style-name="Standard"><text:bookmark-start text:name="_Hlk38311109"/><text:span text:style-name="T119">I feel obliged to point out that you should not clutter your SDA with empty nodes just because you can (if you happen to have no data for a particular node).<text:s/></text:span></text:p>
      <text:p text:style-name="Standard"><text:bookmark-end text:name="_Hlk38311109"/></text:p>
      <text:p text:style-name="Standard"><text:span text:style-name="T120">Rather, consider omitting them altogether. There is (at least</text:span><text:span text:style-name="T121">) two good reasons for this:</text:span></text:p>
      <text:p text:style-name="P122"/>
      <text:list text:style-name="LFO5" text:continue-numbering="true">
        <text:list-item>
          <text:p text:style-name="P123">Empty nodes are not in the interest of conserving resources and readability.</text:p>
        </text:list-item>
        <text:list-item>
          <text:p text:style-name="P124">They place an additional burden on the consumer (recipient) of the data.</text:p>
        </text:list-item>
      </text:list>
      <text:p text:style-name="P125"/>
      <text:p text:style-name="Standard"><text:span text:style-name="T126">To understand the latter, you have to realize that data exchange in which e</text:span><text:span text:style-name="T127">mpty content is actually<text:s/></text:span><text:span text:style-name="T128">meaningful</text:span><text:span text:style-name="T129"><text:s/>is not that common. In most applications, empty nodes will have to be ignored – and as a result the application needs to check not only for<text:s/></text:span><text:span text:style-name="T130">presence</text:span><text:span text:style-name="T131"><text:s/>but also for<text:s/></text:span><text:span text:style-name="T132">non-emptiness</text:span><text:span text:style-name="T133">. This is easily overlooked, and may cause pr</text:span><text:span text:style-name="T134">oblems.</text:span></text:p>
      <text:p text:style-name="P135"/>
      <text:p text:style-name="Standard"><text:span text:style-name="T136">This is no way specific to SDA. It is my experience that empty content is heavily overused in real life XML-enabled applications. After all,<text:s/></text:span><text:span text:style-name="T137">not</text:span><text:span text:style-name="T138"><text:s/>creating elements often takes additional effort. If – for instance - content is created by an applicat</text:span><text:span text:style-name="T139">ion using operations that return a string value, an empty element might be inserted whenever an empty string is returned.</text:span></text:p>
      <text:p text:style-name="Standard"/>
      <text:p text:style-name="Standaard"><text:bookmark-start text:name="_Toc37516919"/></text:p>
      <text:h text:style-name="P140" text:outline-level="1"><text:bookmark-start text:name="_Toc39177424"/>Unsupported features<text:bookmark-end text:name="_Toc37516919"/><text:bookmark-end text:name="_Toc39177424"/></text:h>
      <text:p text:style-name="Standard"/>
      <text:p text:style-name="Standard">Because SDA is – well – simple, it goes without saying that several things are not supported.</text:p>
      <text:p text:style-name="Standard"/>
      <text:p text:style-name="Standard"/>
      <text:h text:style-name="Kop2" text:outline-level="2"><text:bookmark-start text:name="_Toc37516920"/><text:bookmark-start text:name="_Toc39177425"/>Attributes<text:bookmark-end text:name="_Toc37516920"/><text:bookmark-end text:name="_Toc39177425"/></text:h>
      <text:p text:style-name="Standard"/>
      <text:p text:style-name="Standard">In XML,<text:s/><text:span text:style-name="T141">attributes<text:s/></text:span>are simple (unstructured) name/value pairs associated with the start tag of an element. For example as in:</text:p>
      <text:p text:style-name="Standard"/>
      <text:p text:style-name="Framecontents"><text:span text:style-name="T142">&lt;temperature<text:s/></text:span><text:span text:style-name="T143">unit=“Celsius”</text:span><text:span text:style-name="T144">&gt;25&lt;/temperature&gt;</text:span></text:p>
      <text:p text:style-name="Standard"/>
      <text:p text:style-name="Standard">Attributes often carry information<text:s/><text:span text:style-name="T145">about</text:span><text:s/>the data, rather than being part of it<text:s/>(e.g. they are used as<text:s/><text:span text:style-name="T146">meta</text:span><text:s/><text:span text:style-name="T147">data</text:span>). However, that distinction is largely a matter of perception, as all information is ultimately data to<text:s/><text:span text:style-name="T148">some</text:span><text:s/>application. And why would meta data always be unstructured?</text:p>
      <text:p text:style-name="Standard"/>
      <text:p text:style-name="Standard">At the end of the day there is nothing that you can<text:s/>do with attributes that you cannot do just as well with regular elements, as in:</text:p>
      <text:p text:style-name="Standard"/>
      <text:p text:style-name="P149">&lt;temperature&gt;</text:p>
      <text:p text:style-name="P150"><text:s text:c="4"/>&lt;unit&gt;Celsius&lt;/unit&gt;</text:p>
      <text:p text:style-name="P151"><text:s text:c="4"/>&lt;value&gt;25&lt;/value&gt;</text:p>
      <text:p text:style-name="P152">&lt;/temperature&gt;</text:p>
      <text:p text:style-name="Standard"/>
      <text:p text:style-name="Standard">Probably, this is why there are many and passionate debates in the XML community about whether attributes should actually be used, and if so, how.</text:p>
      <text:p text:style-name="Standard"/>
      <text:p text:style-name="Standard">Because attributes seem to fail the necessity test, there are none in SDA, and the equivalent node of the temperature element would be:</text:p>
      <text:p text:style-name="Standard"/>
      <text:p text:style-name="P153">temperature {</text:p>
      <text:p text:style-name="P154"><text:s text:c="4"/>unit “Celsius”</text:p>
      <text:p text:style-name="P155"><text:s text:c="4"/>value “25”</text:p>
      <text:p text:style-name="P156">}</text:p>
      <text:p text:style-name="Standard"/>
      <text:p text:style-name="Standard"/>
      <text:h text:style-name="Kop2" text:outline-level="2"><text:bookmark-start text:name="_Toc37516921"/><text:bookmark-start text:name="_Toc39177426"/>Explicit nil<text:bookmark-end text:name="_Toc37516921"/><text:bookmark-end text:name="_Toc39177426"/></text:h>
      <text:p text:style-name="Standard"/>
      <text:p text:style-name="Standard">In<text:s/>XML, it is syntactically valid to produce elements that have no content, such as</text:p>
      <text:p text:style-name="Standard"/>
      <text:p text:style-name="P157">value&gt;&lt;/value&gt;</text:p>
      <text:p text:style-name="Standard"/>
      <text:p text:style-name="Standard">or the shorthand notation:</text:p>
      <text:p text:style-name="Standard"/>
      <text:p text:style-name="P158">&lt;value/&gt;</text:p>
      <text:p text:style-name="Standard"/>
      <text:p text:style-name="Standard"><text:span text:style-name="T159">So, what are empty elements good for? And how are they different from elements that are simply absent? There are<text:s/></text:span><text:span text:style-name="T160">actually quite a few differences. One of them is that empty elements can be used as ‘markers’ or ‘Booleans’ that need to be present for effect.</text:span></text:p>
      <text:p text:style-name="Standard"/>
      <text:p text:style-name="Standard"><text:span text:style-name="T161">For example, in XHTML mark-up, the<text:s/></text:span><text:span text:style-name="T162">&lt;br/&gt;</text:span><text:span text:style-name="T163"><text:s/>element inserts a line break, and the<text:s/></text:span><text:span text:style-name="T164">&lt;hr/&gt;</text:span><text:span text:style-name="T165"><text:s/>element displays a horizon</text:span><text:span text:style-name="T166">tal ruler (on visual display units anyway). So for that purpose, empty is obviously not the same as absence.</text:span></text:p>
      <text:p text:style-name="P167"/>
      <text:p text:style-name="Standard"><text:span text:style-name="T168">When the XML is governed by a<text:s/></text:span><text:span text:style-name="T169">schema</text:span><text:span text:style-name="T170">, elements can have<text:s/></text:span><text:span text:style-name="T171">default</text:span><text:span text:style-name="T172"><text:s/>or<text:s/></text:span><text:span text:style-name="T173">fixed</text:span><text:span text:style-name="T174"><text:s/>values, which are automatically inserted by the parser when the element i</text:span><text:span text:style-name="T175">n the actual XML instance is empty.<text:s/></text:span></text:p>
      <text:p text:style-name="Standard"/>
      <text:p text:style-name="Standard"><text:span text:style-name="T176">For mandatory elements of type ‘string’, an empty element (which can be thought of as containing the empty string) is the only way to pass validation if no data is available.</text:span></text:p>
      <text:p text:style-name="P177"/>
      <text:p text:style-name="Standard"><text:span text:style-name="T178">But it gets better (or worse, depending on</text:span><text:span text:style-name="T179"><text:s/>your point of view). When XML is used for data exchange, empty content sometimes<text:s/></text:span><text:span text:style-name="T180">is</text:span><text:span text:style-name="T181"><text:s/>the data. For example, if we need to indicate that a value should be (re-)set to some undefined value (like the ‘null’ value in databases or some programming<text:s/></text:span><text:span text:style-name="T182">languages) we require a way to convey that the value is explicit empty, rather than the fact that we do not know its value.<text:s/></text:span></text:p>
      <text:p text:style-name="Standard"/>
      <text:p text:style-name="Standard"><text:span text:style-name="T183">For this reason, XML schema allows us to define so-called “nillable” elements, which can contain the value ‘nil’, like so:</text:span></text:p>
      <text:p text:style-name="Standard"/>
      <text:p text:style-name="P184">&lt;value<text:s/>xsi:nil=“true”&gt;&lt;/value&gt;</text:p>
      <text:p text:style-name="Standard"/>
      <text:p text:style-name="Standard"><text:span text:style-name="T185">or</text:span></text:p>
      <text:p text:style-name="P186"/>
      <text:p text:style-name="P187">&lt;value xsi:nil=“true” /&gt;</text:p>
      <text:p text:style-name="Standard"/>
      <text:p text:style-name="P188">Note that “nillability” (if that is even a word) overrules any limitations on the content model, e.g. it applies to all types (not just string types) including complex types.</text:p>
      <text:p text:style-name="P189"/>
      <text:p text:style-name="P190">I think it is fair to say that the matter of empty and nil content in XML is less trivial than it seems. So what about SDA?</text:p>
      <text:p text:style-name="P191"/>
      <text:p text:style-name="Standard"><text:span text:style-name="T192">Because SDA is intended for data exchange rather than mark-up, the use of empty elements as a marker does not really apply. And although we have not discus</text:span><text:span text:style-name="T193">sed anything like an SDA schema (yet), default element content is not supported in SDA. The idea of implicit values in data exchange is a bit troubling anyway.</text:span></text:p>
      <text:p text:style-name="P194"/>
      <text:p text:style-name="P195">What this means is that for all practical purposes, empty nodes in SDA may be considered to have actual empty content. So, they are the equivalent of nil elements in XML, which is a good thing because SDA has no support for attributes to indicate nil content in the first place.</text:p>
      <text:p text:style-name="Standard"/>
      <text:p text:style-name="Standard"/>
      <text:h text:style-name="Kop2" text:outline-level="2"><text:bookmark-start text:name="_Toc37516922"/><text:bookmark-start text:name="_Toc39177427"/>Mixed content<text:bookmark-end text:name="_Toc37516922"/><text:bookmark-end text:name="_Toc39177427"/></text:h>
      <text:p text:style-name="Standaard"/>
      <text:p text:style-name="Framecontents">The following XML element contains mixed<text:s/>content, e.g. it contains both elements and text nodes:</text:p>
      <text:p text:style-name="P196"/>
      <text:p text:style-name="P197">&lt;mixed&gt;This is &lt;em&gt;one&lt;/em&gt; example of &lt;bold&gt;mixed&lt;/bold&gt; content.&lt;/mixed&gt;</text:p>
      <text:p text:style-name="Standard"/>
      <text:p text:style-name="Standard">I believe that mixed content is primarily used in mark-up applications. When the focus is on data exchange, mixed content is not that common at all. Also, the SDA syntax is not really suited to accommodate it (okay, I admit that is the real reason). The SDA equivalent would look something like:</text:p>
      <text:p text:style-name="Standard"/>
      <text:p text:style-name="P198">mixed { “This is ” em “one” “ example of ” bold “mixed” “content.” }</text:p>
      <text:p text:style-name="Standard"/>
      <text:p text:style-name="Standard">This breaks<text:s/>the familiar named value pair syntax and introduces text nodes without name. In theory that is no problem, but for now SDA will not support mixed content.</text:p>
      <text:p text:style-name="Standard"/>
      <text:p text:style-name="Standard"/>
      <text:h text:style-name="Kop2" text:outline-level="2"><text:bookmark-start text:name="_Toc37516923"/><text:bookmark-start text:name="_Toc39177428"/>Namespaces<text:bookmark-end text:name="_Toc37516923"/><text:bookmark-end text:name="_Toc39177428"/></text:h>
      <text:p text:style-name="Standaard"/>
      <text:p text:style-name="Standard">Although it seems unlikely that one can do without something like a namespace, I am not<text:s/>prepared to deal with this concept at the time of this writing. So for now namespaces are not supported in SDA. And by the way, JSON seems to do just fine without.</text:p>
      <text:p text:style-name="Standard"/>
      <text:p text:style-name="Standard"/>
      <text:h text:style-name="Kop2" text:outline-level="2"><text:bookmark-start text:name="_Toc37516924"/><text:bookmark-start text:name="_Toc39177429"/>... and the rest<text:bookmark-end text:name="_Toc37516924"/><text:bookmark-end text:name="_Toc39177429"/></text:h>
      <text:p text:style-name="Standaard"/>
      <text:p text:style-name="Standard">Also not supported are features like:</text:p>
      <text:p text:style-name="Standard"><text:s/></text:p>
      <text:list text:style-name="WW8Num7">
        <text:list-item>
          <text:p text:style-name="P199">comments</text:p>
        </text:list-item>
        <text:list-item>
          <text:p text:style-name="P200">processing instructions</text:p>
        </text:list-item>
        <text:list-item>
          <text:p text:style-name="P201">header information and declarations</text:p>
        </text:list-item>
      </text:list>
      <text:p text:style-name="Standard"/>
      <text:p text:style-name="Standard">These are deemed unnecessary at the time of writing.</text:p>
      <text:p text:style-name="Standard"/>
      <text:p text:style-name="Standard"/>
      <text:h text:style-name="Kop1" text:outline-level="1"><text:bookmark-start text:name="_Toc37516925"/><text:bookmark-start text:name="_Toc39177430"/>Conclusion<text:bookmark-end text:name="_Toc37516925"/><text:bookmark-end text:name="_Toc39177430"/></text:h>
      <text:p text:style-name="Standaard"/>
      <text:p text:style-name="Framecontents">It goes without saying that SDA is not a replacement for XML. Nevertheless, it allows one to structure and exchange data in a simple format that is<text:s/>convenient to read and parse, both by applications and humans.</text:p>
      <text:p text:style-name="Framecontents">Most likely I will not return to this subject, but one never knows. After all, I have not covered SDA schema, S-Path and SDA transformation yet<text:s/><text:span text:style-name="T20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en" style:country-complex="US" style:text-combine="none" fo:hyphenate="true"/>
    </style:default-style>
    <style:style style:name="Kop1" style:display-name="Kop 1" style:family="paragraph" style:parent-style-name="Heading" style:next-style-name="Textbody" style:default-outline-level="1">
      <style:text-properties style:font-name="Verdana" fo:font-weight="bold" style:font-weight-asian="bold" style:font-weight-complex="bold" fo:hyphenate="false"/>
    </style:style>
    <style:style style:name="Kop2" style:display-name="Kop 2" style:family="paragraph" style:parent-style-name="Heading" style:next-style-name="Textbody" style:default-outline-level="2">
      <style:text-properties style:font-name="Verdana"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style:font-name="Verdana"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style:font-name="Verdana" fo:font-size="10pt" style:font-size-asian="10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Framecontents" style:display-name="Frame contents" style:family="paragraph" style:parent-style-name="Textbody">
      <style:paragraph-properties style:vertical-align="auto"/>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Footnoteanchor" style:display-name="Footnote anchor" style:family="text">
      <style:text-properties style:text-position="super 66.6%"/>
    </style:style>
    <style:style style:name="WW8Num1z0" style:display-name="WW8Num1z0" style:family="text">
      <style:text-properties style:font-name="Symbol" style:font-name-asian="Times New Roman"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Internetlink" style:display-name="Internet 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333in">
        <style:tab-stops/>
      </style:paragraph-properties>
      <style:text-properties fo:hyphenate="true"/>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style:tab-stops>
          <style:tab-stop style:type="center" style:position="3.2659in"/>
          <style:tab-stop style:type="right" style:position="6.5319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style:style style:name="Heading1Char1" style:display-name="Heading 1 Char1"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FooterChar1" style:display-name="Footer Char1" style:family="text" style:parent-style-name="Standaardalinea-lettertype"/>
    <style:style style:name="Voetnoottekst" style:display-name="Voetnoottekst" style:family="paragraph" style:parent-style-name="Standaard">
      <style:text-properties fo:font-size="10pt" style:font-size-asian="10pt" style:font-size-complex="10pt" fo:hyphenate="true"/>
    </style:style>
    <style:style style:name="FootnoteTextChar" style:display-name="Footnote Tex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6.6%"/>
    </style:style>
    <style:style style:name="WW_CharLFO1LVL1" style:family="text">
      <style:text-properties style:font-name="Symbol"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7" style:display-name="WW8Num7">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footer>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ur, Harold</dc:creator>
    <meta:creation-date>2020-03-16T19:34:00Z</meta:creation-date>
    <dc:date>2021-03-22T15:33:00Z</dc:date>
    <meta:template xlink:href="Normal.dotm" xlink:type="simple"/>
    <meta:editing-cycles>51</meta:editing-cycles>
    <meta:editing-duration>PT59460S</meta:editing-duration>
    <meta:user-defined meta:name="Info 1"/>
    <meta:user-defined meta:name="Info 2"/>
    <meta:user-defined meta:name="Info 3"/>
    <meta:user-defined meta:name="Info 4"/>
    <meta:document-statistic meta:page-count="1" meta:paragraph-count="24" meta:word-count="1897" meta:character-count="12308" meta:row-count="86" meta:non-whitespace-character-count="10435"/>
  </office:meta>
</office:document-meta>
</file>